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hoto booth rentals near San Dimas</text:span></text:p>
      <text:p text:style-name="P2"/>
      <text:p text:style-name="P1">We offer premium environment slow interest 360 VideoBooths, offering upscale photo activations for your special issue or wedding. our family-owned and operated team is the perfect photo entertainment answer for corporate events, schools, weddings, private parties, and interactive brand activations that is good for Corporate Events. For custom onsite branding, we can urge on you create a working mood for all to enjoy once our stunning 360 video content. Instantly ration this viral video content to make public your brand and event; guaranteed to make your corporate event, wedding, or choice special occasion extraordinary, our rave review Winning 360 VideoBooth sustain allows guests to interact bearing in mind the sturdy platform to make their own 360 videos of themselves. Our PhotoBooth is a crowd-pleaser that captures a variety of videos that you can instantly upload to social media and share considering contacts and family. We have been in the photo marketing game for higher than 10 years and are trusted by brands, concern companies, and party planners looking for more interactive photo experiences that drive interest will spice stirring any event, and are tailor-made for combination and entertainment. {} Our 360 VideoBooth is custom-tailored to your concern needs and allows users to record, shorten and ration videos within 60 seconds. Plus, custom branding options ensure all event is an development of your own brand, and provides a unique complement to just very nearly any event. Creating a seamless video experience is just one of the many ways we can support you attain your matter publicity goals. do you know what the perfect viral marketing solution to lecture to you a 5-star corporate event? {} Our rave review Winning 360 video booth Service, captures people from every angles similar to our unbelievable 360 videos which can be instantly shared in moments. There are lots of basic photo booths out there that take on pro-quality photos, but what makes ours rotate is that we pay for a sufficiently Customizable photo experience gone our 360 VideoBooths. in the same way as a 360 VideoBooth, guests can hop upon the platform and it will automatically oscillate in relation to them to capture themselves from every angles.</text:p>
      <text:p text:style-name="P1"/>
      <text:p text:style-name="P1"/>
      <text:p text:style-name="P1">You already hired a photographer to capture multiple angles of your event, but a photo booth is substitute from hiring an matter photographer and is The perfect have the same opinion for a Baby shower, gender reveal, private event, or corporate party. Even if you have a photographer for your event, photo booth rentals are a good pretension to seize the life of your thing and acquire the party started immediately. Photo booth rentals can commandeer High-Quality Pictures in a booth place but established photography will saunter on the subject of and document the event. A photo booth is good For Weddings and will be a fun artifice to keep busy at any occasion. What beats taking a few photos providing an excellent icebreaker for guests, and sharing them online instantly? {} Photo booth rentals, when dancing, drinking, and further entertainment events, are more about the experience and are a great quirk to subsequently branded concrete keepsakes and make a customized experience for any event. We specialize in corporate goings-on but a photo booth is a absolute addition to something like any type of event, from weddings to corporate events, providing interactive entertainment for your visitors. As an further bonus, Creating a branded experience by printing photos at your matter is still a very popular service. Yes, and nothing will spice occurring any concern following a 1st class photo booth print. World Class Rated Photo Booths aren't just for photos and prints anymore. Whether you're booking a insane boomerang or a selfie booth where you can shoot GIFs, or renting an inflatable photo booth that's perfect for your lovable 16-year-old, our classic wedding photo booths are a unique supplement to just very nearly any event. There are then some high-end options in the premium GLAM booth, that features high-quality prints. At this booth, you can print our own High-Quality Pictures afterward an airbrushed look in one shot. You can as a consequence use special photo filters to make a essentially special and unique supplement to just nearly any concern And create slow pastime videos considering our extra 360 video booth rental that provides a first-class, easy-to-use photo experience.</text:p>
      <text:p text:style-name="P1"/>
      <text:p text:style-name="P1">Lucky Frog Photo Booth is A family-owned and operated team of Photogs that is considered one of the premier photo booth rental companies in ocher County CA. We come up with the money for the BEST photo booth experience in yellow County, when militant and far along photo booths that are a great habit to take over the activity of your thing and a absolute complement to corporate events, weddings, parties, and new social gatherings not far off from OC. {} We manage to pay for upscale photo activations for your special event or wedding along later than top-notch photo booths and we are a photo entertainment company that specializes in fun for any occasion. Each feature-filled photo booth is a great icebreaker for guests and is guaranteed to make your corporate issue stand out.</text:p>
      <text:p text:style-name="P1">Looking for the best photo booth rental company in yellow County bearing in mind award Winning advance and high setting prints? see no new than our Tustin-based Photo Booth Rental, your premier photo booth rental company tailor-made for combination and entertainment. Photo booths have become a mainstay at every OC events, perfect for every events: corporate events, weddings, anniversaries, birthdays, and graduations. acquire the best photo booth rental in ocher county, and we are with the Best Wedding Photo Booth in orangey County. We find the money for the most seamless photo booth rental experience and have the most Award-winning Photo Booths in ocher County. Our booths are protester photo booths in imitation of cutting-edge technology such as custom branding, conclusive photos, top-of-the-line printers, and plenty of fun props. </text:p>
      <text:p text:style-name="P4">Whether youre looking to come up with the money for a fun experience for your wedding guests or you craving a memorable prize at your next-door corporate event, our booths are perfect for all kinds of events; Corporate events, weddings, anniversaries, birthdays, and graduations. right to use us today for a clear consultation once the premiere photo booth rental company in yellow County. make your next-door orangey County-area situation stand out, whether it's a wedding, teacher dance, graduation party, or corporate gathering. As the premier photo booth rental further in orangey County, we meet the expense of going on an unforgettable photo experience, that will leave your guests in the same way as special memories. {} Our Tustin Photo Booth Rental is an unbelievable photo booth experience concern in orangey County, CA. Our photo booth services are detailed &amp; professional, and we have a reputation for providing great facilities with our all-inclusive packages and best doable photo experiences. We pride ourselves upon our honest customer encourage and tailor-made for combination and entertainment. You will get the Best Photo Booth settlement In Town following Tustin Photo Booth Rental than any new photo booth company in orangey County! We come up with the money for World Class Rated photo booth rental services close orange County, CA. We have the funds for custom branding, the entirely best in unique or custom Photo Booth activations, sleek Designs, and highest vibes encouragement in Los Angeles and every of tawny County. The Best Corporate Photo Booth is an award-winning Los Angeles based providing unique and amazing photo booth experiences. We have enough money one of the most unique photo booth experiences in SOCAL. Our Photo Booths are the absolute fit for your concern and provide total prints for every your guests to give a positive response house similar to them. Our booths are sleek, modern, and the highest tone in Los Angeles and all of yellowish-brown County. More than just photo booth rental, Tustin Photo Booth Rental is your one-stop shop for top-quality, and Feature-filled photo booths in yellow County. like a number of options to choose from, we have photo booth rentals throughout orange County; on the subject of Irvine and La Habra, Anaheim, Long Beach, Buena Park, Yorba Linda, Costa Mesa, Fountain Valley, Lake Forest, Los Alamitos, Laguna Beach, Laguna Hills, Lake Forest, and the Huntington seashore Coastal area along gone La Habra, Cerritos, Tustin, and Dana Point, as capably as every of yellow County. Our company specializes in providing you once High-Quality Pictures to incite make your thing a good and fun quirk to divert for any occasion. right of entry us today and let us know what we can attain to make a working character for every to enjoy. If you are searching for the best photo booth rental company in tawny County, behind satisfaction guaranteed, then see no further! Tustin Photo Booth Rental is your one-stop shop that offers top photo booth selections nearby for your next OC event. behind on top of twenty years of experience, underneath our belts our staff is 5-star rated with it comes to making a flawless photo booth to make your concern stand out. From weddings to quinceaeras we have you covered; Whether it's a corporate statute at Fashion Island, a wedding reception upon the Laguna Coast, or just a party similar to associates in Costa Mesa, our photo booth will back you make instant memories that everyone will love. We meet the expense of premier Photo Booths Fun For all Ages, a super-fun experience taking into consideration solution photos, and suitably much more! Our Corporate Photo Booth rental is the premier photo booth rental company in all of yellowish-brown County, CA, absolute for Holiday Office Parties, Holiday Festivals, house Parties, Christmas Celebrations, Hanukkah Parties, and, of course, additional Years Eve Galas. We are a leading photo entertainment provider for Weddings, Birthdays, Quinceaeras, and extra special happenings re orange County . Our photo booths are Social Media Ready and pay for conclusive prints taking into account custom branding to create a customized experience for any event.</text:p>
      <text:p text:style-name="P9"><text:span text:style-name="T2">RELEVANT KEYWORDS</text:span></text:p>
      <text:p text:style-name="P1">The list of keywords we used to create this document :</text:p>
      <text:p text:style-name="P1"/>
      <text:p text:style-name="P4">what is an open air photo booth San Dimas,photobooth San Dimas,photo booth rentals near San Dimas</text:p>
      <text:p text:style-name="P10"><text:span text:style-name="T2">RECOMMENDED RESOURCES</text:span></text:p>
      <text:p text:style-name="P1">The list of resources and links we recommend you visit :</text:p>
      <text:p text:style-name="P1"/>
      <text:p text:style-name="P1"><text:a xlink:type="simple" xlink:href="https://docs.google.com/document/d/1FgtSfoJqc1gMQkiNX8PHgzKJiFheQK3QmL9ul_TqOZI/edit?usp=sharing" text:style-name="ListLabel_20_1" text:visited-style-name="ListLabel_20_1"><text:span text:style-name="T3">what is an open air photo booth San Dimas</text:span></text:a></text:p>
      <text:p text:style-name="P1"><text:a xlink:type="simple" xlink:href="https://docs.google.com/document/d/1FgtSfoJqc1gMQkiNX8PHgzKJiFheQK3QmL9ul_TqOZI/pub" text:style-name="ListLabel_20_1" text:visited-style-name="ListLabel_20_1"><text:span text:style-name="T3">what is an open air photo booth San Dimas pub</text:span></text:a></text:p>
      <text:p text:style-name="P1"><text:a xlink:type="simple" xlink:href="https://docs.google.com/document/d/1FgtSfoJqc1gMQkiNX8PHgzKJiFheQK3QmL9ul_TqOZI/view" text:style-name="ListLabel_20_1" text:visited-style-name="ListLabel_20_1"><text:span text:style-name="T3">what is an open air photo booth San Dimas view</text:span></text:a></text:p>
      <text:p text:style-name="P1"><text:a xlink:type="simple" xlink:href="https://docs.google.com/document/d/15zBNREkHhoPjMXo82JfusstjXlf9u5gsPEa-uOE_TnM/edit?usp=sharing" text:style-name="ListLabel_20_1" text:visited-style-name="ListLabel_20_1"><text:span text:style-name="T3">photobooth San Dimas</text:span></text:a></text:p>
      <text:p text:style-name="P1"><text:a xlink:type="simple" xlink:href="https://docs.google.com/document/d/15zBNREkHhoPjMXo82JfusstjXlf9u5gsPEa-uOE_TnM/pub" text:style-name="ListLabel_20_1" text:visited-style-name="ListLabel_20_1"><text:span text:style-name="T3">photobooth San Dimas pub</text:span></text:a></text:p>
      <text:p text:style-name="P1"><text:a xlink:type="simple" xlink:href="https://docs.google.com/document/d/15zBNREkHhoPjMXo82JfusstjXlf9u5gsPEa-uOE_TnM/view" text:style-name="ListLabel_20_1" text:visited-style-name="ListLabel_20_1"><text:span text:style-name="T3">photobooth San Dimas view</text:span></text:a></text:p>
      <text:p text:style-name="P3"/>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soft-page-break/><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soft-page-break/><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soft-page-break/><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soft-page-break/><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Vbc_ZyFtaQFub_edxxfhcb2XzVM-Kc3owPzCM9ntHuo/edit?usp=sharing" text:style-name="ListLabel_20_1" text:visited-style-name="ListLabel_20_1"><text:span text:style-name="T3">open air photo booth rental San Dimas</text:span></text:a></text:p>
      <text:p text:style-name="P1"><text:a xlink:type="simple" xlink:href="https://docs.google.com/document/d/1Vbc_ZyFtaQFub_edxxfhcb2XzVM-Kc3owPzCM9ntHuo/pub" text:style-name="ListLabel_20_1" text:visited-style-name="ListLabel_20_1"><text:span text:style-name="T3">open air photo booth rental San Dimas pub</text:span></text:a></text:p>
      <text:p text:style-name="P1"><text:a xlink:type="simple" xlink:href="https://docs.google.com/document/d/1Vbc_ZyFtaQFub_edxxfhcb2XzVM-Kc3owPzCM9ntHuo/view" text:style-name="ListLabel_20_1" text:visited-style-name="ListLabel_20_1"><text:span text:style-name="T3">open air photo booth rental San Dimas view</text:span></text:a></text:p>
      <text:p text:style-name="P1"><text:a xlink:type="simple" xlink:href="https://docs.google.com/document/d/1hY1aOw6ig84dcnr_rQAdAZhl7-PSadaynGKDWoQrvKE/edit?usp=sharing" text:style-name="ListLabel_20_1" text:visited-style-name="ListLabel_20_1"><text:span text:style-name="T3">blow up photo booth San Dimas</text:span></text:a></text:p>
      <text:p text:style-name="P1"><text:a xlink:type="simple" xlink:href="https://docs.google.com/document/d/1hY1aOw6ig84dcnr_rQAdAZhl7-PSadaynGKDWoQrvKE/pub" text:style-name="ListLabel_20_1" text:visited-style-name="ListLabel_20_1"><text:span text:style-name="T3">blow up photo booth San Dimas pub</text:span></text:a></text:p>
      <text:p text:style-name="P1"><text:a xlink:type="simple" xlink:href="https://docs.google.com/document/d/1hY1aOw6ig84dcnr_rQAdAZhl7-PSadaynGKDWoQrvKE/view" text:style-name="ListLabel_20_1" text:visited-style-name="ListLabel_20_1"><text:span text:style-name="T3">blow up photo booth San Dimas view</text:span></text:a></text:p>
      <text:p text:style-name="P1"><text:a xlink:type="simple" xlink:href="https://docs.google.com/document/d/1j_6muiOkRhsiTiBxdU7WmXvvt3DeAVPp9ue65B1yV2I/edit?usp=sharing" text:style-name="ListLabel_20_1" text:visited-style-name="ListLabel_20_1"><text:span text:style-name="T3">digital photo booth rental San Dimas</text:span></text:a></text:p>
      <text:p text:style-name="P1"><text:a xlink:type="simple" xlink:href="https://docs.google.com/document/d/1j_6muiOkRhsiTiBxdU7WmXvvt3DeAVPp9ue65B1yV2I/pub" text:style-name="ListLabel_20_1" text:visited-style-name="ListLabel_20_1"><text:span text:style-name="T3">digital photo booth rental San Dimas pub</text:span></text:a></text:p>
      <text:p text:style-name="P1"><text:a xlink:type="simple" xlink:href="https://docs.google.com/document/d/1j_6muiOkRhsiTiBxdU7WmXvvt3DeAVPp9ue65B1yV2I/view" text:style-name="ListLabel_20_1" text:visited-style-name="ListLabel_20_1"><text:span text:style-name="T3">digital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5"/>
      <text:p text:style-name="P10"><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7"><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38" meta:word-count="2553" meta:character-count="15004" meta:non-whitespace-character-count="12587"/>
    <meta:generator>LibreOfficeDev/6.0.5.2$Linux_X86_64 LibreOffice_project/</meta:generator>
  </office:meta>
</office:document-meta>
</file>